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699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69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61535" officeooo:paragraph-rsid="00161535"/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e6f81" officeooo:paragraph-rsid="00161535"/>
    </style:style>
    <style:style style:name="P4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5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7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9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b19c6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7aab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161535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3" style:family="paragraph" style:parent-style-name="CabecalhoTabela">
      <style:paragraph-properties style:snap-to-layout-grid="false"/>
    </style:style>
    <style:style style:name="P14" style:family="paragraph" style:parent-style-name="CabecalhoTabela">
      <style:paragraph-properties style:snap-to-layout-grid="false"/>
      <style:text-properties officeooo:paragraph-rsid="0002101b"/>
    </style:style>
    <style:style style:name="P15" style:family="paragraph" style:parent-style-name="Texto_20_tabela">
      <style:paragraph-properties fo:text-align="center" style:justify-single-word="false" style:snap-to-layout-grid="false"/>
    </style:style>
    <style:style style:name="P16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1306cf"/>
    </style:style>
    <style:style style:name="P17" style:family="paragraph" style:parent-style-name="Texto_20_tabela">
      <style:paragraph-properties fo:text-align="center" style:justify-single-word="false" style:snap-to-layout-grid="false"/>
      <style:text-properties officeooo:rsid="0013ef1a" officeooo:paragraph-rsid="0013ef1a"/>
    </style:style>
    <style:style style:name="P18" style:family="paragraph" style:parent-style-name="Texto_20_tabela">
      <style:paragraph-properties fo:text-align="center" style:justify-single-word="false" style:snap-to-layout-grid="false"/>
      <style:text-properties officeooo:rsid="00161535" officeooo:paragraph-rsid="00161535"/>
    </style:style>
    <style:style style:name="P19" style:family="paragraph" style:parent-style-name="Texto_20_tabela">
      <style:paragraph-properties fo:text-align="center" style:justify-single-word="false" style:snap-to-layout-grid="false"/>
      <style:text-properties officeooo:rsid="0016b0b9" officeooo:paragraph-rsid="0016b0b9"/>
    </style:style>
    <style:style style:name="P20" style:family="paragraph" style:parent-style-name="Normal" style:master-page-name="">
      <style:paragraph-properties fo:margin-left="0.9cm" fo:margin-right="0cm" fo:margin-top="0.106cm" fo:margin-bottom="0.106cm" style:contextual-spacing="false" fo:text-align="justify" style:justify-single-word="false" fo:hyphenation-ladder-count="no-limit" fo:text-indent="0cm" style:auto-text-indent="false" style:page-number="auto">
        <style:tab-stops>
          <style:tab-stop style:position="12.753cm"/>
        </style:tab-stops>
      </style:paragraph-properties>
      <style:text-properties officeooo:paragraph-rsid="00096d4a" fo:hyphenate="false" fo:hyphenation-remain-char-count="2" fo:hyphenation-push-char-count="2"/>
    </style:style>
    <style:style style:name="P21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2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0be11a" fo:hyphenate="false" fo:hyphenation-remain-char-count="2" fo:hyphenation-push-char-count="2"/>
    </style:style>
    <style:style style:name="P23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4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5" style:family="paragraph" style:parent-style-name="Heading_20_2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b19c6" officeooo:paragraph-rsid="00023a1f" style:letter-kerning="true" style:language-asian="zh" style:country-asian="CN" style:font-weight-asian="normal" style:font-name-complex="Arial" style:font-size-complex="10pt" style:language-complex="ar" style:country-complex="SA"/>
    </style:style>
    <style:style style:name="P26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0be11a"/>
    </style:style>
    <style:style style:name="P27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a351f"/>
    </style:style>
    <style:style style:name="P28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61535" officeooo:paragraph-rsid="001a351f"/>
    </style:style>
    <style:style style:name="P29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3ef1a" officeooo:paragraph-rsid="001a351f"/>
    </style:style>
    <style:style style:name="P30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weight="normal" officeooo:rsid="001081c7" officeooo:paragraph-rsid="00143746" style:font-weight-asian="normal" style:font-weight-complex="normal"/>
    </style:style>
    <style:style style:name="P31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0be11a"/>
    </style:style>
    <style:style style:name="P32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officeooo:rsid="00023a1f" officeooo:paragraph-rsid="000be11a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33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34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3ef1a" officeooo:paragraph-rsid="0013ef1a"/>
    </style:style>
    <style:style style:name="P35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61535" officeooo:paragraph-rsid="00161535"/>
    </style:style>
    <style:style style:name="P36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6b0b9" officeooo:paragraph-rsid="0016b0b9"/>
    </style:style>
    <style:style style:name="P37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8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7aab8" officeooo:paragraph-rsid="00161535" style:letter-kerning="true" style:font-name-asian="Times New Roman" style:font-size-asian="8.75pt" style:language-asian="zh" style:country-asian="CN" style:font-name-complex="Arial" style:font-size-complex="10pt" style:language-complex="ar" style:country-complex="SA"/>
    </style:style>
    <style:style style:name="P39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40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41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43746" officeooo:paragraph-rsid="00143746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Arial" style:font-weight-asian="normal" style:font-weight-complex="normal"/>
    </style:style>
    <style:style style:name="T6" style:family="text">
      <style:text-properties officeooo:rsid="0002101b"/>
    </style:style>
    <style:style style:name="T7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42c90c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13ef1a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font-size="10pt" fo:language="pt" fo:country="BR" officeooo:rsid="0016f811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1" style:family="text">
      <style:text-properties style:use-window-font-color="true" style:font-name="Arial" fo:font-size="10pt" fo:language="pt" fo:country="BR" officeooo:rsid="001a351f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2" style:family="text">
      <style:text-properties style:use-window-font-color="true" style:font-name="Arial" fo:font-size="11pt" fo:language="pt" fo:country="BR" officeooo:rsid="00143746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13" style:family="text">
      <style:text-properties fo:font-size="11pt" style:font-name-asian="Times New Roman" style:font-size-asian="11pt"/>
    </style:style>
    <style:style style:name="T14" style:family="text">
      <style:text-properties fo:font-size="11pt" officeooo:rsid="00023a1f" style:font-name-asian="Times New Roman" style:font-size-asian="11pt" style:font-size-complex="11pt"/>
    </style:style>
    <style:style style:name="T15" style:family="text">
      <style:text-properties fo:font-size="10pt" style:font-name-asian="Times New Roman" style:font-size-asian="10pt"/>
    </style:style>
    <style:style style:name="T16" style:family="text">
      <style:text-properties fo:font-size="10pt" officeooo:rsid="004b5cce" style:font-name-asian="Times New Roman" style:font-size-asian="10pt"/>
    </style:style>
    <style:style style:name="T17" style:family="text">
      <style:text-properties fo:font-size="10pt" officeooo:rsid="0007aab8" style:font-name-asian="Times New Roman" style:font-size-asian="10pt"/>
    </style:style>
    <style:style style:name="T18" style:family="text">
      <style:text-properties fo:font-size="10pt" style:font-size-asian="8.75pt" style:font-size-complex="10pt"/>
    </style:style>
    <style:style style:name="T19" style:family="text">
      <style:text-properties officeooo:rsid="000d352d"/>
    </style:style>
    <style:style style:name="T20" style:family="text">
      <style:text-properties style:font-name-asian="Arial"/>
    </style:style>
    <style:style style:name="T21" style:family="text">
      <style:text-properties officeooo:rsid="001306cf"/>
    </style:style>
    <style:style style:name="T22" style:family="text">
      <style:text-properties officeooo:rsid="0013ef1a"/>
    </style:style>
    <style:style style:name="T23" style:family="text">
      <style:text-properties officeooo:rsid="00143746"/>
    </style:style>
    <style:style style:name="T24" style:family="text">
      <style:text-properties officeooo:rsid="00161535"/>
    </style:style>
    <style:style style:name="T25" style:family="text">
      <style:text-properties officeooo:rsid="00165039"/>
    </style:style>
    <style:style style:name="T26" style:family="text">
      <style:text-properties officeooo:rsid="0018ed9c"/>
    </style:style>
    <style:style style:name="T27" style:family="text">
      <style:text-properties officeooo:rsid="001a351f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6">GRH</text:span> – Gestão de <text:span text:style-name="T6">Recursos Humanos</text:span></text:p>
      <text:p text:style-name="P6"/>
      <text:p text:style-name="P4">Documento de Especificação de Caso de Uso</text:p>
      <text:p text:style-name="P4"/>
      <text:p text:style-name="P5">UC<text:span text:style-name="T21">17</text:span> – <text:span text:style-name="T21">Vincular Membros a Turma</text:span></text:p>
      <text:p text:style-name="P7"/>
      <text:p text:style-name="P7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3">Data</text:p>
          </table:table-cell>
          <table:table-cell table:style-name="Tabela1.A1" office:value-type="string">
            <text:p text:style-name="P13">Versão</text:p>
          </table:table-cell>
          <table:table-cell table:style-name="Tabela1.A1" office:value-type="string">
            <text:p text:style-name="P14">Responsável</text:p>
          </table:table-cell>
          <table:table-cell table:style-name="Tabela1.D1" office:value-type="string">
            <text:p text:style-name="P13">Alteração</text:p>
          </table:table-cell>
        </table:table-row>
        <table:table-row table:style-name="Tabela1.1">
          <table:table-cell table:style-name="Tabela1.A1" office:value-type="string">
            <text:p text:style-name="P15"><text:span text:style-name="T21">20/05</text:span>/201<text:span text:style-name="T19">5</text:span></text:p>
          </table:table-cell>
          <table:table-cell table:style-name="Tabela1.A1" office:value-type="string">
            <text:p text:style-name="P15">1.0</text:p>
          </table:table-cell>
          <table:table-cell table:style-name="Tabela1.A1" office:value-type="string">
            <text:p text:style-name="P16">Beatriz Brito do Rêgo</text:p>
          </table:table-cell>
          <table:table-cell table:style-name="Tabela1.D1" office:value-type="string">
            <text:p text:style-name="P33">Criação<text:span text:style-name="Fonte_20_parág._20_padrão"><text:span text:style-name="T20"> </text:span></text:span>do<text:span text:style-name="Fonte_20_parág._20_padrão"><text:span text:style-name="T20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7">27/05/2015</text:p>
          </table:table-cell>
          <table:table-cell table:style-name="Tabela1.A3" office:value-type="string">
            <text:p text:style-name="P17">1.5</text:p>
          </table:table-cell>
          <table:table-cell table:style-name="Tabela1.A3" office:value-type="string">
            <text:p text:style-name="P17">Beatriz Brito do Rêgo</text:p>
          </table:table-cell>
          <table:table-cell table:style-name="Tabela1.D3" office:value-type="string">
            <text:p text:style-name="P34">Atualização do documento</text:p>
          </table:table-cell>
        </table:table-row>
        <table:table-row table:style-name="Tabela1.1">
          <table:table-cell table:style-name="Tabela1.A3" office:value-type="string">
            <text:p text:style-name="P18">25/09/2015</text:p>
          </table:table-cell>
          <table:table-cell table:style-name="Tabela1.A3" office:value-type="string">
            <text:p text:style-name="P18">2.0</text:p>
          </table:table-cell>
          <table:table-cell table:style-name="Tabela1.A3" office:value-type="string">
            <text:p text:style-name="P18">Rayson Santos <text:span text:style-name="T25">de Lima</text:span></text:p>
          </table:table-cell>
          <table:table-cell table:style-name="Tabela1.D3" office:value-type="string">
            <text:p text:style-name="P35">Alinhamento do documento com a implementação</text:p>
          </table:table-cell>
        </table:table-row>
        <table:table-row table:style-name="Tabela1.1">
          <table:table-cell table:style-name="Tabela1.A3" office:value-type="string">
            <text:p text:style-name="P19">09/11/2015</text:p>
          </table:table-cell>
          <table:table-cell table:style-name="Tabela1.A3" office:value-type="string">
            <text:p text:style-name="P19">2.1</text:p>
          </table:table-cell>
          <table:table-cell table:style-name="Tabela1.A3" office:value-type="string">
            <text:p text:style-name="P19">Beatriz Brito do Rêgo</text:p>
          </table:table-cell>
          <table:table-cell table:style-name="Tabela1.D3" office:value-type="string">
            <text:p text:style-name="P36">Revisão do documento</text:p>
          </table:table-cell>
        </table:table-row>
      </table:table>
      <text:section text:style-name="Sect1" text:name="Seção1">
        <text:list xml:id="list7382775135421846703" text:style-name="WW8Num2">
          <text:list-item>
            <text:h text:style-name="P21" text:outline-level="1"><text:bookmark-start text:name="_Ref418497390"/><text:bookmark-start text:name="_Ref439573339"/>CASOS DE USO: <text:span text:style-name="T21">VINCULAR MEMBROS A TURMA</text:span></text:h>
            <text:list>
              <text:list-item>
                <text:h text:style-name="P23" text:outline-level="2">De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scrição</text:h>
              </text:list-item>
            </text:list>
          </text:list-item>
        </text:list>
        <text:p text:style-name="P20"><text:span text:style-name="Fonte_20_parág._20_padrão"><text:span text:style-name="T7">Este</text:span></text:span><text:span text:style-name="Fonte_20_parág._20_padrão"><text:span text:style-name="T8"> </text:span></text:span><text:span text:style-name="Fonte_20_parág._20_padrão"><text:span text:style-name="T7">caso</text:span></text:span><text:span text:style-name="Fonte_20_parág._20_padrão"><text:span text:style-name="T8"> </text:span></text:span><text:span text:style-name="Fonte_20_parág._20_padrão"><text:span text:style-name="T7">de</text:span></text:span><text:span text:style-name="Fonte_20_parág._20_padrão"><text:span text:style-name="T8"> </text:span></text:span><text:span text:style-name="Fonte_20_parág._20_padrão"><text:span text:style-name="T7">uso</text:span></text:span><text:span text:style-name="Fonte_20_parág._20_padrão"><text:span text:style-name="T8"> descreve o processo em que o </text:span></text:span><text:span text:style-name="Fonte_20_parág._20_padrão"><text:span text:style-name="T11">superviso</text:span></text:span><text:span text:style-name="Fonte_20_parág._20_padrão"><text:span text:style-name="T9">r vincula estagiários a uma turma <text:s/></text:span></text:span><text:span text:style-name="Fonte_20_parág._20_padrão"><text:span text:style-name="T10">c</text:span></text:span><text:span text:style-name="Fonte_20_parág._20_padrão"><text:span text:style-name="T9">adastrada no sistema.</text:span></text:span></text:p>
        <text:list xml:id="list82440359872093" text:continue-numbering="true" text:style-name="WW8Num2">
          <text:list-item>
            <text:list>
              <text:list-item>
                <text:h text:style-name="P24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s/><text:bookmark-start text:name="_Ref88992566"/>O ator envolvido é o <text:span text:style-name="T27">Supervisor.</text:span></text:p>
        <text:list xml:id="list82440644275925" text:continue-numbering="true" text:style-name="WW8Num2">
          <text:list-item>
            <text:list>
              <text:list-item>
                <text:h text:style-name="P24" text:outline-level="2"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7"><text:bookmark-end text:name="_Ref88992566"/>1.<text:tab/><text:span text:style-name="T27">Supervisor seleciona turma</text:span></text:p>
        <text:p text:style-name="P28">2. <text:tab/><text:span text:style-name="T27">Supervisor </text:span>seleciona a opção “<text:span text:style-name="T26">A</text:span>tualiz<text:span text:style-name="T26">ar</text:span> de <text:span text:style-name="T26">V</text:span>ínculos”</text:p>
        <text:p text:style-name="P2">3<text:span text:style-name="T22">.<text:tab/>Sistema lista os estagiários vinculados e desvinculados a turma referente</text:span></text:p>
        <text:p text:style-name="P29"><text:span text:style-name="T24">4</text:span>.<text:tab/><text:span text:style-name="T27">Supervisor</text:span> seleciona os estagiários que deseja vincular a turma <text:span text:style-name="T24">ou desvincular</text:span></text:p>
        <text:p text:style-name="P29"><text:span text:style-name="T24">5</text:span>.<text:tab/><text:span text:style-name="T27">Supervisor seleciona a opção “Atualizar Vínculos”</text:span></text:p>
        <text:p text:style-name="LO-Normal"><text:span text:style-name="T24">6. <text:tab/>Sistema mostra a lista atual de </text:span>estagiários<text:span text:style-name="T24"> vinculados a turma</text:span></text:p>
        <text:p text:style-name="P3"/>
        <text:list xml:id="list82440535166339" text:continue-numbering="true" text:style-name="WW8Num2">
          <text:list-item>
            <text:list>
              <text:list-item>
                <text:h text:style-name="P25" text:outline-level="2">Fluxos Alternativos </text:h>
              </text:list-item>
            </text:list>
          </text:list-item>
        </text:list>
        <text:p text:style-name="P12"><text:tab/><text:span text:style-name="T18">Não se aplica</text:span></text:p>
        <text:p text:style-name="P38"/>
        <text:p text:style-name="P11">1.6<text:tab/>Fluxos de Exceção</text:p>
        <text:p text:style-name="P11"><text:tab/><text:span text:style-name="T18">Não se aplica</text:span></text:p>
        <text:p text:style-name="P8"><text:soft-page-break/></text:p>
        <text:list xml:id="list27974621323963871" text:style-name="L1">
          <text:list-header>
            <text:p text:style-name="P39"><text:span text:style-name="T16">1.</text:span><text:span text:style-name="T17">7</text:span><text:span text:style-name="T14"> <text:tab/>Pré-Condições</text:span></text:p>
          </text:list-header>
        </text:list>
        <text:p text:style-name="P10">Usuário Autenticado</text:p>
        <text:p text:style-name="P10">Para que o caso de uso seja iniciado é necessário que o usuário esteja autenticando no sistema e possua permissão de acesso a esta funcionalidade</text:p>
        <text:p text:style-name="P9"/>
        <text:list xml:id="list82440932843916" text:continue-numbering="true" text:style-name="L1">
          <text:list-header>
            <text:p text:style-name="P40"><text:span text:style-name="T15">1.</text:span><text:span text:style-name="T17">8</text:span><text:span text:style-name="T15"> </text:span><text:span text:style-name="T13"><text:tab/>Pós-Condições</text:span></text:p>
            <text:p text:style-name="P41">Estagiários vinculados a turma</text:p>
          </text:list-header>
        </text:list>
        <text:list xml:id="list82441379617200" text:continue-list="list82440535166339" text:style-name="WW8Num2">
          <text:list-item>
            <text:h text:style-name="P22" text:outline-level="1">Relacionamento<text:span text:style-name="Fonte_20_parág._20_padrão"><text:span text:style-name="T20"> </text:span></text:span>com<text:span text:style-name="Fonte_20_parág._20_padrão"><text:span text:style-name="T20"> </text:span></text:span>Outros<text:span text:style-name="Fonte_20_parág._20_padrão"><text:span text:style-name="T20"> </text:span></text:span>Casos<text:span text:style-name="Fonte_20_parág._20_padrão"><text:span text:style-name="T20"> </text:span></text:span>de<text:span text:style-name="Fonte_20_parág._20_padrão"><text:span text:style-name="T20"> </text:span></text:span>Uso</text:h>
          </text:list-item>
        </text:list>
        <text:p text:style-name="P30">Relacionamento com caso de uso <text:span text:style-name="T12">UC02 e UC13</text:span></text:p>
        <text:list xml:id="list82442279033286" text:continue-numbering="true" text:style-name="WW8Num2">
          <text:list-item>
            <text:list>
              <text:list-item>
                <text:list>
                  <text:list-item>
                    <text:h text:style-name="P26" text:outline-level="3"><text:bookmark-start text:name="__RefHeading__278_309531963"/><text:bookmark-start text:name="__RefHeading__7665_1906137012"/><text:bookmark-start text:name="__RefHeading__121_349077762"/><text:bookmark-start text:name="__RefHeading__254_316480181"/><text:bookmark-start text:name="__RefHeading__167_1511968741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Inclusão</text:span><text:bookmark-end text:name="__RefHeading__278_309531963"/><text:bookmark-end text:name="__RefHeading__7665_1906137012"/><text:bookmark-end text:name="__RefHeading__121_349077762"/><text:bookmark-end text:name="__RefHeading__254_316480181"/><text:bookmark-end text:name="__RefHeading__167_1511968741"/></text:h>
                  </text:list-item>
                </text:list>
              </text:list-item>
            </text:list>
          </text:list-item>
        </text:list>
        <text:p text:style-name="P31"><text:span text:style-name="T4">Não</text:span><text:span text:style-name="Fonte_20_parág._20_padrão"><text:span text:style-name="T5"> </text:span></text:span><text:span text:style-name="T4">se</text:span><text:span text:style-name="Fonte_20_parág._20_padrão"><text:span text:style-name="T5"> </text:span></text:span><text:span text:style-name="T4">aplica</text:span></text:p>
        <text:list xml:id="list82440758185715" text:continue-numbering="true" text:style-name="WW8Num2">
          <text:list-item>
            <text:list>
              <text:list-item>
                <text:list>
                  <text:list-item>
                    <text:h text:style-name="P26" text:outline-level="3"><text:bookmark-start text:name="__RefHeading__280_309531963"/><text:bookmark-start text:name="__RefHeading__7667_1906137012"/><text:bookmark-start text:name="__RefHeading__77_178789685"/><text:bookmark-start text:name="__RefHeading__476_1105478727"/><text:bookmark-start text:name="__RefHeading__500_490762481"/><text:bookmark-start text:name="__RefHeading__95_1275273786"/><text:bookmark-start text:name="__RefHeading__123_349077762"/><text:bookmark-start text:name="__RefHeading__256_316480181"/><text:bookmark-start text:name="__RefHeading__169_1511968741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Extensão</text:span><text:bookmark-end text:name="__RefHeading__280_309531963"/><text:bookmark-end text:name="__RefHeading__7667_1906137012"/><text:bookmark-end text:name="__RefHeading__77_178789685"/><text:bookmark-end text:name="__RefHeading__476_1105478727"/><text:bookmark-end text:name="__RefHeading__500_490762481"/><text:bookmark-end text:name="__RefHeading__95_1275273786"/><text:bookmark-end text:name="__RefHeading__123_349077762"/><text:bookmark-end text:name="__RefHeading__256_316480181"/><text:bookmark-end text:name="__RefHeading__169_1511968741"/></text:h>
                  </text:list-item>
                </text:list>
              </text:list-item>
            </text:list>
          </text:list-item>
        </text:list>
        <text:p text:style-name="P32">Não se aplica<text:bookmark-end text:name="_Ref418497390"/><text:bookmark-end text:name="_Ref439573339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1-11T08:24:40.191344810</dc:date>
    <meta:print-date>2007-05-07T23:41:00</meta:print-date>
    <meta:editing-cycles>22</meta:editing-cycles>
    <meta:editing-duration>PT1H2M17S</meta:editing-duration>
    <meta:generator>LibreOffice/4.2.7.2$Linux_X86_64 LibreOffice_project/420m0$Build-2</meta:generator>
    <meta:document-statistic meta:table-count="1" meta:image-count="2" meta:object-count="0" meta:page-count="2" meta:paragraph-count="51" meta:word-count="232" meta:character-count="1433" meta:non-whitespace-character-count="1249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